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64in" style:rel-column-width="10659*"/>
    </style:style>
    <style:style style:name="Table1.B" style:family="table-column">
      <style:table-column-properties style:column-width="0.8139in" style:rel-column-width="7702*"/>
    </style:style>
    <style:style style:name="Table1.C" style:family="table-column">
      <style:table-column-properties style:column-width="0.7486in" style:rel-column-width="7084*"/>
    </style:style>
    <style:style style:name="Table1.D" style:family="table-column">
      <style:table-column-properties style:column-width="0.7729in" style:rel-column-width="7314*"/>
    </style:style>
    <style:style style:name="Table1.E" style:family="table-column">
      <style:table-column-properties style:column-width="0.866in" style:rel-column-width="8195*"/>
    </style:style>
    <style:style style:name="Table1.F" style:family="table-column">
      <style:table-column-properties style:column-width="0.8653in" style:rel-column-width="8188*"/>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tab-stops>
          <style:tab-stop style:position="3.4437in"/>
        </style:tab-stops>
      </style:paragraph-properties>
    </style:style>
    <style:style style:name="P2" style:family="paragraph" style:parent-style-name="Standard">
      <style:paragraph-properties>
        <style:tab-stops>
          <style:tab-stop style:position="4.4209in"/>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style:tab-stops>
          <style:tab-stop style:position="4.4209in"/>
        </style:tab-stops>
      </style:paragraph-properties>
      <style:text-properties fo:font-style="italic" style:font-style-asian="italic" style:font-style-complex="italic"/>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officeooo:rsid="0001efc1" officeooo:paragraph-rsid="0001efc1"/>
    </style:style>
    <style:style style:name="P7" style:family="paragraph" style:parent-style-name="Standard">
      <style:paragraph-properties fo:margin-top="0in" fo:margin-bottom="0.0598in" loext:contextual-spacing="false">
        <style:tab-stops>
          <style:tab-stop style:position="4.4209in"/>
        </style:tab-stops>
      </style:paragraph-properties>
    </style:style>
    <style:style style:name="P8" style:family="paragraph" style:parent-style-name="Standard">
      <style:paragraph-properties fo:margin-top="0in" fo:margin-bottom="0.1201in" loext:contextual-spacing="false">
        <style:tab-stops>
          <style:tab-stop style:position="4.2972in"/>
          <style:tab-stop style:position="5.2146in" style:type="center"/>
          <style:tab-stop style:position="5.8075in"/>
        </style:tab-stops>
      </style:paragraph-properties>
    </style:style>
    <style:style style:name="P9" style:family="paragraph" style:parent-style-name="Table_20_Contents">
      <style:text-properties officeooo:paragraph-rsid="0001cc30"/>
    </style:style>
    <style:style style:name="P10" style:family="paragraph" style:parent-style-name="Table_20_Contents">
      <style:text-properties officeooo:rsid="0001efc1" officeooo:paragraph-rsid="0001efc1"/>
    </style:style>
    <style:style style:name="P11" style:family="paragraph" style:parent-style-name="Table_20_Contents">
      <style:text-properties officeooo:paragraph-rsid="0001efc1"/>
    </style:style>
    <style:style style:name="P12" style:family="paragraph" style:parent-style-name="Standard">
      <style:paragraph-properties>
        <style:tab-stops>
          <style:tab-stop style:position="3.4437in"/>
        </style:tab-stops>
      </style:paragraph-properties>
    </style:style>
    <style:style style:name="P13" style:family="paragraph" style:parent-style-name="Standard">
      <style:paragraph-properties fo:margin-top="0in" fo:margin-bottom="0.0598in" loext:contextual-spacing="false">
        <style:tab-stops>
          <style:tab-stop style:position="4.4209in"/>
        </style:tab-stops>
      </style:paragraph-properties>
    </style:style>
    <style:style style:name="P14" style:family="paragraph" style:parent-style-name="Standard">
      <style:paragraph-properties fo:margin-top="0in" fo:margin-bottom="0.1201in" loext:contextual-spacing="false">
        <style:tab-stops>
          <style:tab-stop style:position="4.2972in"/>
          <style:tab-stop style:position="5.2146in" style:type="center"/>
          <style:tab-stop style:position="5.8075in"/>
        </style:tab-stops>
      </style:paragraph-properties>
    </style:style>
    <style:style style:name="P15" style:family="paragraph" style:parent-style-name="Standard">
      <style:paragraph-properties fo:margin-top="0in" fo:margin-bottom="0.1201in" loext:contextual-spacing="false">
        <style:tab-stops>
          <style:tab-stop style:position="4.2972in"/>
          <style:tab-stop style:position="5.2146in" style:type="center"/>
          <style:tab-stop style:position="5.8075in"/>
        </style:tab-stops>
      </style:paragraph-properties>
      <style:text-properties officeooo:paragraph-rsid="0005fa75"/>
    </style:style>
    <style:style style:name="P16" style:family="paragraph" style:parent-style-name="Standard">
      <style:paragraph-properties fo:break-before="page"/>
      <style:text-properties fo:font-size="16pt" fo:font-weight="bold" officeooo:paragraph-rsid="0005fa75" style:font-size-asian="16pt" style:font-weight-asian="bold" style:font-size-complex="16pt" style:font-weight-complex="bold"/>
    </style:style>
    <style:style style:name="P17" style:family="paragraph" style:parent-style-name="Table_20_Contents">
      <style:text-properties officeooo:paragraph-rsid="00057c0b"/>
    </style:style>
    <style:style style:name="T1" style:family="text">
      <style:text-properties fo:font-weight="bold" style:font-weight-asian="bold" style:font-weight-complex="bold"/>
    </style:style>
    <style:style style:name="T2" style:family="text">
      <style:text-properties fo:font-weight="bold" officeooo:rsid="0001efc1" style:font-weight-asian="bold" style:font-weight-complex="bold"/>
    </style:style>
    <style:style style:name="T3" style:family="text">
      <style:text-properties officeooo:rsid="00005eea"/>
    </style:style>
    <style:style style:name="T4" style:family="text">
      <style:text-properties officeooo:rsid="0001efc1"/>
    </style:style>
    <style:style style:name="T5" style:family="text">
      <style:text-properties officeooo:rsid="00032539"/>
    </style:style>
    <style:style style:name="T6" style:family="text">
      <style:text-properties officeooo:rsid="00057c0b"/>
    </style:style>
    <style:style style:name="T7" style:family="text">
      <style:text-properties officeooo:rsid="0005fa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17-445/645</text:span> Survey (Groups)</text:p>
      <text:p text:style-name="P3">The goal of this survey is to gather information (a) to form balanced but heterogeneous teams for upcoming homework assignments and (b) to adjust the course to your background and interests.</text:p>
      <text:p text:style-name="P3">All answers on the back are optional. <text:span text:style-name="T4">A</text:span>nswer will <text:span text:style-name="T2">not</text:span><text:span text:style-name="T4"> </text:span>influence grading in any form.</text:p>
      <text:p text:style-name="Standard"/>
      <text:p text:style-name="P1">AndrewID:<text:tab/>.............................................................</text:p>
      <text:p text:style-name="P1"/>
      <text:p text:style-name="P1">Github UserID:<text:tab/>.............................................................</text:p>
      <text:p text:style-name="P1"/>
      <text:p text:style-name="P1">First name (or how you would like to be called):<text:tab/>.............................................................</text:p>
      <text:p text:style-name="Standard"/>
      <text:p text:style-name="P1"/>
      <text:p text:style-name="Standard">Chance you might drop the class within the first <text:line-break/>few weeks (please be honest): <text:tab/><text:tab/><text:tab/>[low] <text:s text:c="3"/>[maybe] <text:s text:c="3"/>[high]</text:p>
      <text:p text:style-name="Standard"/>
      <text:p text:style-name="Standard"/>
      <text:p text:style-name="Standard">We will try to form groups with compatible availabilities. Please cross out any time blocks you will <text:span text:style-name="T1">not</text:span> be able to attend team meetings.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table-cell table:style-name="Table1.A1" office:value-type="string">
            <text:p text:style-name="Table_20_Contents"/>
          </table:table-cell>
          <table:table-cell table:style-name="Table1.A1" office:value-type="string">
            <text:p text:style-name="Table_20_Contents">Sunday</text:p>
          </table:table-cell>
          <table:table-cell table:style-name="Table1.A1" office:value-type="string">
            <text:p text:style-name="Table_20_Contents">Monday</text:p>
          </table:table-cell>
          <table:table-cell table:style-name="Table1.A1" office:value-type="string">
            <text:p text:style-name="Table_20_Contents">Tuesday</text:p>
          </table:table-cell>
          <table:table-cell table:style-name="Table1.A1" office:value-type="string">
            <text:p text:style-name="Table_20_Contents">Wednesday</text:p>
          </table:table-cell>
          <table:table-cell table:style-name="Table1.A1" office:value-type="string">
            <text:p text:style-name="Table_20_Contents">Thursday</text:p>
          </table:table-cell>
          <table:table-cell table:style-name="Table1.A1" office:value-type="string">
            <text:p text:style-name="Table_20_Contents">Friday</text:p>
          </table:table-cell>
          <table:table-cell table:style-name="Table1.H1" office:value-type="string">
            <text:p text:style-name="Table_20_Contents">Saturday</text:p>
          </table:table-cell>
        </table:table-row>
        <table:table-row>
          <table:table-cell table:style-name="Table1.A2" office:value-type="string">
            <text:p text:style-name="Table_20_Contents">9 - 1<text:span text:style-name="T4">0:30</text:span>a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1<text:span text:style-name="T4">0:30 </text:span>- <text:span text:style-name="T5">noon</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7">xxxxxx</text:p>
          </table:table-cell>
          <table:table-cell table:style-name="Table1.H2" office:value-type="string">
            <text:p text:style-name="Table_20_Contents"/>
          </table:table-cell>
        </table:table-row>
        <table:table-row>
          <table:table-cell table:style-name="Table1.A2" office:value-type="string">
            <text:p text:style-name="Table_20_Contents"><text:span text:style-name="T5">noon </text:span>- <text:span text:style-name="T4">1:30</text:span>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9"/>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text:span text:style-name="T4">1:30 </text:span>- <text:span text:style-name="T4">3</text:span>pm</text:p>
          </table:table-cell>
          <table:table-cell table:style-name="Table1.A2" office:value-type="string">
            <text:p text:style-name="Table_20_Contents"/>
          </table:table-cell>
          <table:table-cell table:style-name="Table1.A2" office:value-type="string">
            <text:p text:style-name="P17">xxxxxx</text:p>
          </table:table-cell>
          <table:table-cell table:style-name="Table1.A2" office:value-type="string">
            <text:p text:style-name="Table_20_Contents"/>
          </table:table-cell>
          <table:table-cell table:style-name="Table1.A2" office:value-type="string">
            <text:p text:style-name="P17">xxxxx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text:span text:style-name="T4">3 </text:span>- <text:span text:style-name="T4">4:30</text:span>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1"/>
          </table:table-cell>
          <table:table-cell table:style-name="Table1.A2" office:value-type="string">
            <text:p text:style-name="Table_20_Contents"/>
          </table:table-cell>
          <table:table-cell table:style-name="Table1.A2" office:value-type="string">
            <text:p text:style-name="P11"/>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text:span text:style-name="T4">4:30 </text:span>- <text:span text:style-name="T4">6</text:span>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text:span text:style-name="T4">6 </text:span>- <text:span text:style-name="T4">7:30</text:span>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0">7:30 - 9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0">9 - 11p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Standard"/>
      <text:p text:style-name="Standard"/>
      <text:p text:style-name="P6"/>
      <text:p text:style-name="P16"><text:span text:style-name="T7">17-445/645</text:span> Survey (Background)</text:p>
      <text:p text:style-name="P4">The following questions are intended to roughly assess your background knowledge and experience, to tune the content of the course. All answers are optional and won't influence grading.</text:p>
      <text:p text:style-name="P2"/>
      <text:p text:style-name="P7">Why did you pick this class?</text:p>
      <text:p text:style-name="P7"/>
      <text:p text:style-name="P7"/>
      <text:p text:style-name="P7"/>
      <text:p text:style-name="P7">What topic of this course are you most interested in? What would you like to see covered?</text:p>
      <text:p text:style-name="P7"/>
      <text:p text:style-name="P7"/>
      <text:p text:style-name="P7"/>
      <text:p text:style-name="P7">Do you have experience with large commercial software projects? (which domain, which role, ...?)</text:p>
      <text:p text:style-name="P7"/>
      <text:p text:style-name="P7"/>
      <text:p text:style-name="P7"/>
      <text:p text:style-name="P7">D<text:span text:style-name="T3">id you ever use machine learning/AI outside of a class? (what for?)</text:span></text:p>
      <text:p text:style-name="P7"/>
      <text:p text:style-name="P7"/>
      <text:p text:style-name="P7"/>
      <text:p text:style-name="P8"><text:span text:style-name="T6">I am familiar with using pull requests for collaborative dev.</text:span><text:tab/>[no]<text:tab/>[vaguely]<text:tab/>[yes]</text:p>
      <text:p text:style-name="P15"><text:span text:style-name="T6">I have been involved in softw. architecture/design discussions</text:span><text:tab/>[no]<text:tab/>[some]<text:tab/>[yes]</text:p>
      <text:p text:style-name="P15">I have earned money by writing code<text:tab/>[no]<text:tab/>[some]<text:tab/>[yes]</text:p>
      <text:p text:style-name="P8">I have experience with talking to nontechnical people in <text:line-break/>a software project (about requirements, contracts, support, …)<text:tab/>[no]<text:tab/>[some]<text:tab/>[yes]</text:p>
      <text:p text:style-name="P15">I had a disagreement with a client, colleague, or academic <text:line-break/>adviser whether the quality of my code was sufficient<text:tab/>[no]<text:tab/>[once]<text:tab/>[multiple times]</text:p>
      <text:p text:style-name="P15"/>
      <text:p text:style-name="P8"><text:span text:style-name="T6">I could explain how deep neural networks work</text:span><text:tab/>[no]<text:tab/>[<text:span text:style-name="T6">vaguely</text:span>]<text:tab/>[yes]</text:p>
      <text:p text:style-name="P15"><text:span text:style-name="T6">I have worked with really large datasets in the past</text:span><text:tab/>[no]<text:tab/><text:span text:style-name="T6">[pretty large]</text:span><text:tab/>[yes]</text:p>
      <text:p text:style-name="P15"><text:span text:style-name="T6">I am familiar with symbolic AI (not ML)</text:span><text:tab/>[no]<text:tab/>[some]<text:tab/>[yes]</text:p>
      <text:p text:style-name="P8"><text:span text:style-name="T6">I could explain overfitting and underfitting</text:span><text:tab/>[no]<text:tab/>[<text:span text:style-name="T6">vaguely</text:span>]<text:tab/>[yes]</text:p>
      <text:p text:style-name="P8"><text:span text:style-name="T7">I have implemented some ML/AI algorithm</text:span><text:tab/>[no]<text:tab/><text:tab/>[<text:span text:style-name="T7">yes</text:span>]</text:p>
      <text:p text:style-name="P8"/>
      <text:p text:style-name="P8">I was frustrated with team members in an academic or <text:line-break/>nonacademic project <text:tab/>[no]<text:tab/>[once]<text:tab/>[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2T17:58:19.39</meta:creation-date>
    <dc:date>2019-08-26T10:21:37.484095351</dc:date>
    <meta:editing-duration>PT5H4M7S</meta:editing-duration>
    <meta:editing-cycles>8</meta:editing-cycles>
    <meta:generator>LibreOffice/5.1.6.2$Linux_X86_64 LibreOffice_project/10m0$Build-2</meta:generator>
    <meta:print-date>2019-08-26T10:21:32.973920799</meta:print-date>
    <meta:document-statistic meta:table-count="1" meta:image-count="0" meta:object-count="0" meta:page-count="2" meta:paragraph-count="44" meta:word-count="369" meta:character-count="2377" meta:non-whitespace-character-count="2036"/>
  </office:meta>
</office:document-meta>
</file>